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1.png"/>
  <manifest:file-entry manifest:media-type="image/png" manifest:full-path="Pictures/pres-logo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b07987789b7c2a67affcaaa3c6181790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536992f2bb083f6f081a766d23035769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80b19caa0962cf5f7de371b2f6d4ee8e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ca6774d6970187dbf86915b0558f0926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1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b07987789b7c2a67affcaaa3c6181790">
              <text:span text:style-name="T_80b19caa0962cf5f7de371b2f6d4ee8e">Добро пожаловать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2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536992f2bb083f6f081a766d23035769">
              <text:span text:style-name="T_ca6774d6970187dbf86915b0558f0926">Команда опытных, смелых и хищных разработчиков, которые не ищут альтернатив и окольных путей, постоянно охотятся на интересные проекты и всегда стремятся превзойти ожидания партнеров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8-09-16T08:59:21.000</dc:date>
    <dc:description>Sample file Description</dc:description>
    <dc:subject>Sample file Subject</dc:subject>
    <dc:title>Sample file title</dc:title>
    <meta:creation-date>2018-09-16T08:59:21.000</meta:creation-date>
    <meta:initial-creator>Pixelion studio</meta:initial-creator>
    <meta:keyword>office 2007 pixelion studio</meta:keyword>
  </office:meta>
</office:document-meta>
</file>